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Century" svg:font-family="Century" style:font-family-generic="roman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Monotype Corsiva1" svg:font-family="'Monotype Corsiva'" style:font-family-generic="script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Monotype Corsiva" svg:font-family="'Monotype Corsiva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 Bold" fo:font-size="10pt" style:font-size-asian="10pt" style:font-size-complex="10pt"/>
    </style:style>
    <style:style style:name="P2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Times New Roman" fo:font-size="9pt" fo:font-style="normal" fo:text-shadow="none" style:text-underline-style="none" fo:font-weight="normal" style:letter-kerning="tru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color="#000000" style:text-outline="false" style:text-line-through-style="none" style:font-name="Arial" fo:font-size="8pt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Arial" fo:font-size="8pt" fo:font-style="normal" fo:text-shadow="none" style:text-underline-style="none" fo:font-weight="bold" style:letter-kerning="true" style:font-name-asian="Arial" style:font-size-asian="7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Arial" fo:font-size="7pt" fo:font-style="normal" fo:text-shadow="none" style:text-underline-style="none" fo:font-weight="bold" style:letter-kerning="true" style:font-name-asian="Arial" style:font-size-asian="7pt" style:font-style-asian="normal" style:font-weight-asian="bold" style:font-name-complex="Arial" style:font-size-complex="7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fo:color="#000000" style:text-outline="false" style:text-line-through-style="none" style:font-name="Arial" fo:font-size="11pt" fo:font-style="normal" fo:text-shadow="none" style:text-underline-style="none" fo:font-weight="bold" style:letter-kerning="true" style:font-name-asian="Arial" style:font-size-asian="11pt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6pt" fo:font-style="normal" fo:text-shadow="none" style:text-underline-style="none" fo:font-weight="normal" style:letter-kerning="true" style:font-name-asian="Mangal" style:font-size-asian="14pt" style:font-style-asian="normal" style:font-weight-asian="normal" style:font-name-complex="Mangal" style:font-size-complex="16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0.5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letter-kerning="true" style:font-name-asian="Mangal" style:font-size-asian="8.75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6b2394" style:text-outline="false" style:text-line-through-style="none" style:font-name="Arial" fo:font-size="12pt" fo:font-style="normal" fo:text-shadow="none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6b2394" style:text-outline="false" style:text-line-through-style="none" style:font-name="Arial" fo:font-size="10pt" fo:font-style="normal" fo:text-shadow="none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6b2394" style:text-outline="false" style:text-line-through-style="none" style:font-name="Arial" fo:font-size="14pt" fo:font-style="normal" fo:text-shadow="none" style:text-underline-style="none" fo:font-weight="bold" style:letter-kerning="true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fo:background-color="transparent" style:text-autospace="none">
        <style:background-image/>
      </style:paragraph-properties>
      <style:text-properties fo:color="#6b2394" style:text-outline="false" style:text-line-through-style="none" style:font-name="Arial" fo:font-size="12pt" fo:font-style="normal" fo:text-shadow="none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fo:background-color="transparent" style:text-autospace="none">
        <style:background-image/>
      </style:paragraph-properties>
      <style:text-properties fo:color="#6b2394" style:text-outline="false" style:text-line-through-style="none" style:font-name="Arial" fo:font-size="10pt" fo:font-style="normal" fo:text-shadow="none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fo:background-color="transparent" style:text-autospace="none">
        <style:background-image/>
      </style:paragraph-properties>
      <style:text-properties fo:color="#6b2394" style:text-outline="false" style:text-line-through-style="none" style:font-name="Arial" fo:font-size="14pt" fo:font-style="normal" fo:text-shadow="none" style:text-underline-style="none" fo:font-weight="bold" style:letter-kerning="true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margin-left="0in" fo:margin-right="0in" fo:margin-top="0in" fo:margin-bottom="0.05in" style:line-height-at-least="0.139in" fo:text-align="center" style:justify-single-word="false" fo:text-indent="0in" style:auto-text-indent="false" fo:background-color="transparent" style:text-autospace="none">
        <style:background-image/>
      </style:paragraph-properties>
      <style:text-properties fo:color="#6b2394" style:text-outline="false" style:text-line-through-style="none" style:font-name="Arial" fo:font-size="11pt" fo:font-style="normal" fo:text-shadow="none" style:text-underline-style="none" fo:font-weight="bold" style:letter-kerning="true" style:font-name-asian="Arial" style:font-size-asian="11pt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</style:style>
    <style:style style:name="T1" style:family="text">
      <style:text-properties fo:color="#000000" style:font-name="Monotype Corsiva" fo:font-size="24pt" style:font-name-asian="Monotype Corsiva1" style:font-size-asian="24pt" style:font-name-complex="Monotype Corsiva1" style:font-size-complex="24pt"/>
    </style:style>
    <style:style style:name="T2" style:family="text">
      <style:text-properties fo:color="#000000" style:font-name="Monotype Corsiva" fo:font-size="24pt" fo:font-weight="bold" style:font-name-asian="Monotype Corsiva1" style:font-size-asian="24pt" style:font-weight-asian="bold" style:font-name-complex="Monotype Corsiva1" style:font-size-complex="24pt" style:font-weight-complex="bold"/>
    </style:style>
    <style:style style:name="T3" style:family="text">
      <style:text-properties fo:color="#000000" style:font-name="Monotype Corsiva" style:font-name-asian="Monotype Corsiva1" style:font-name-complex="Monotype Corsiva1"/>
    </style:style>
    <style:style style:name="T4" style:family="text">
      <style:text-properties fo:color="#000000" style:font-name="Monotype Corsiva" fo:font-size="12pt" style:font-name-asian="Monotype Corsiva1" style:font-size-asian="12pt" style:font-name-complex="Monotype Corsiva1" style:font-size-complex="12pt"/>
    </style:style>
    <style:style style:name="T5" style:family="text">
      <style:text-properties fo:color="#000000" fo:font-size="7pt" style:font-size-asian="7pt" style:font-size-complex="7pt"/>
    </style:style>
    <style:style style:name="T6" style:family="text">
      <style:text-properties fo:color="#6b2394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7" style:family="text">
      <style:text-properties fo:color="#6b2394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8" style:family="text">
      <style:text-properties fo:color="#6b2394" style:font-name="Arial" fo:font-weight="bold" style:font-name-asian="Arial" style:font-weight-asian="bold" style:font-name-complex="Arial" style:font-weight-complex="bold"/>
    </style:style>
    <style:style style:name="T9" style:family="text">
      <style:text-properties fo:color="#6b2394" style:text-outline="false" style:text-line-through-style="none" style:font-name="Arial" fo:font-size="10pt" fo:font-style="normal" fo:text-shadow="none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ff" style:font-name="Century" fo:font-size="15pt" style:font-name-asian="Century" style:font-size-asian="15pt" style:font-name-complex="Century" style:font-size-complex="15pt"/>
    </style:style>
    <style:style style:name="T12" style:family="text">
      <style:text-properties style:text-outline="false" style:text-line-through-style="none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AFFLE TICKET FORM</text:p>
      <text:p text:style-name="P7"><text:span text:style-name="T6">for A </text:span><text:span text:style-name="T1">Seat</text:span><text:span text:style-name="T3"> </text:span><text:span text:style-name="T7">IN THE</text:span><text:span text:style-name="T4"> </text:span><text:span text:style-name="T2">Spotlight</text:span><text:span text:style-name="T6"> </text:span></text:p>
      <text:p text:style-name="P7"><text:span text:style-name="T6">AT THE </text:span><text:span text:style-name="T8">P</text:span><text:span text:style-name="T6">INOLE </text:span><text:span text:style-name="T8">C</text:span><text:span text:style-name="T6">OMMUNITY </text:span><text:span text:style-name="T8">P</text:span><text:span text:style-name="T6">LAYHOUSE</text:span></text:p>
      <text:p text:style-name="P8"/>
      <text:p text:style-name="P5"/>
      <text:p text:style-name="P5">NAME ______________________________________________________________________________</text:p>
      <text:p text:style-name="P5"/>
      <text:p text:style-name="P10"/>
      <text:p text:style-name="P5">HOME <text:s text:c="71"/>MOBILE <text:s text:c="69"/></text:p>
      <text:p text:style-name="P5">PHONE __________________________________ PHONE ___________________________________</text:p>
      <text:p text:style-name="P7"/>
      <text:p text:style-name="P5">EMAIL _____________________________________________________________________________</text:p>
      <text:p text:style-name="P9"/>
      <text:p text:style-name="P11"/>
      <text:p text:style-name="P11">Number of Tickets <text:span text:style-name="T5">_________ </text:span><text:s text:c="2"/>x <text:s/>$10 <text:s/>= <text:s/>$ <text:span text:style-name="T5">___________ </text:span>Total</text:p>
      <text:p text:style-name="P3"><text:s/></text:p>
      <text:p text:style-name="P6"><text:tab/><text:tab/></text:p>
      <text:p text:style-name="P4"/>
      <text:p text:style-name="P17">Please send completed form and check to:</text:p>
      <text:p text:style-name="P11">Pinole Community Players</text:p>
      <text:p text:style-name="P11">PO Box 182</text:p>
      <text:p text:style-name="P11">Pinole, CA <text:s/>94564</text:p>
      <text:p text:style-name="P18"><text:span text:style-name="T9">If you have any questions, please call (510)</text:span><text:span text:style-name="T12"> </text:span><text:span text:style-name="T9">724-6413</text:span></text:p>
      <text:p text:style-name="P12"/>
      <text:p text:style-name="P17">There will be a drawing for every 25 tickets sold.</text:p>
      <text:p text:style-name="P17">You will be notified by phone and email when you win.</text:p>
      <text:p text:style-name="P17"/>
      <text:p text:style-name="P16">BREAK A LEG!!!</text:p>
      <text:p text:style-name="P15">(that's how an actor wishes GOOD LUCK!!)</text:p>
      <text:p text:style-name="P14"/>
      <text:p text:style-name="P14">And <text:span text:style-name="T10">THANK YOU</text:span> for your Sup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Century" svg:font-family="Century" style:font-family-generic="roman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Monotype Corsiva1" svg:font-family="'Monotype Corsiva'" style:font-family-generic="script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Monotype Corsiva" svg:font-family="'Monotype Corsiva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 Bold" fo:font-size="10pt" style:font-size-asian="10pt" style:font-size-complex="10pt"/>
    </style:style>
    <style:style style:name="MP2" style:family="paragraph" style:parent-style-name="Standard">
      <style:paragraph-properties fo:margin-left="0in" fo:margin-right="0in" fo:margin-top="0in" fo:margin-bottom="0in" style:line-height-at-least="0.139in" fo:text-align="center" style:justify-single-word="false" fo:text-indent="0in" style:auto-text-indent="false" style:text-autospace="none"/>
      <style:text-properties fo:color="#000000" style:text-outline="false" style:text-line-through-style="none" style:font-name="Times New Roman" fo:font-size="9pt" fo:font-style="normal" fo:text-shadow="none" style:text-underline-style="none" fo:font-weight="normal" style:letter-kerning="tru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a copy of this page with your web browser and mail to address below.</text:p>
      </style:header>
      <style:footer>
        <text:p text:style-name="MP2">All contributions are fully tax-deductible within the limits of state and federal laws, Non-profit 501 (c)(3) Federal I.D. No. 94-3110708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0T15:30:12</meta:creation-date>
    <dc:date>2013-11-27T18:12:11</dc:date>
    <meta:editing-duration>PT03H52M06S</meta:editing-duration>
    <meta:editing-cycles>9</meta:editing-cycles>
    <meta:generator>NeoOffice/3.2.1$Unix OpenOffice.org_project/Patch 8</meta:generator>
    <meta:print-date>2011-06-20T17:53:49</meta:print-date>
    <meta:document-statistic meta:table-count="0" meta:image-count="0" meta:object-count="0" meta:page-count="1" meta:paragraph-count="22" meta:word-count="131" meta:character-count="1086"/>
  </office:meta>
</office:document-meta>
</file>